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7b87c" draw:textarea-horizontal-align="justify" draw:textarea-vertical-align="middle" draw:auto-grow-height="false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2.9cm"/>
    </style:style>
    <style:style style:name="gr1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1.872cm"/>
    </style:style>
    <style:style style:name="gr1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2.949cm"/>
    </style:style>
    <style:style style:name="gr1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1.695cm"/>
    </style:style>
    <style:style style:name="gr15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3cm" fo:min-width="3.562cm"/>
    </style:style>
    <style:style style:name="gr16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0cm"/>
    </style:style>
    <style:style style:name="gr17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3.221cm"/>
    </style:style>
    <style:style style:name="gr19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868cm"/>
    </style:style>
    <style:style style:name="gr20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33cm"/>
    </style:style>
    <style:style style:name="gr2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32cm"/>
    </style:style>
    <style:style style:name="gr2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295cm"/>
    </style:style>
    <style:style style:name="gr23" style:family="graphic" style:parent-style-name="standard">
      <style:graphic-properties draw:fill="solid" draw:fill-color="#a8ce67" draw:textarea-horizontal-align="justify" draw:textarea-vertical-align="middle" draw:auto-grow-height="false"/>
    </style:style>
    <style:style style:name="gr24" style:family="graphic" style:parent-style-name="standard">
      <style:graphic-properties svg:stroke-color="#ff00ff" draw:marker-end="Arrow" draw:marker-end-width="0.3cm" draw:fill="solid" draw:fill-color="#000000" draw:textarea-horizontal-align="center" draw:textarea-vertical-align="middle"/>
    </style:style>
    <style:style style:name="gr25" style:family="graphic" style:parent-style-name="standard">
      <style:graphic-properties svg:stroke-color="#ff0000" draw:marker-end="Arrow" draw:marker-end-width="0.3cm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dash" draw:stroke-dash="Ultrafine_20_Dashed" svg:stroke-color="#000000" draw:marker-end="Arrow" draw:marker-end-width="0.3cm" draw:fill="solid" draw:fill-color="#000000" draw:textarea-horizontal-align="center" draw:textarea-vertical-align="middle"/>
    </style:style>
    <style:style style:name="gr27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19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8.7cm" svg:y1="14.737cm" svg:x2="12.191cm" svg:y2="15.411cm" draw:start-shape="id1" draw:start-glue-point="1" draw:end-shape="id2" svg:d="m8700 14737c2617 0 872 674 3491 674">
          <text:p/>
        </draw:connector>
        <draw:connector draw:style-name="gr2" draw:text-style-name="P2" draw:layer="layout" draw:type="curve" svg:x1="57.032cm" svg:y1="17.762cm" svg:x2="60.576cm" svg:y2="15.325cm" draw:start-shape="id3" draw:start-glue-point="1" draw:end-shape="id4" svg:d="m57032 17762c2658 0 886-2437 3544-2437">
          <text:p/>
        </draw:connector>
        <draw:connector draw:style-name="gr2" draw:text-style-name="P2" draw:layer="layout" draw:type="curve" draw:line-skew="-4.39cm -2.513cm" svg:x1="50.604cm" svg:y1="14.539cm" svg:x2="63.588cm" svg:y2="14.85cm" draw:start-shape="id5" draw:start-glue-point="1" draw:end-shape="id6" draw:end-glue-point="0" svg:d="m50604 14539c894 0 745-1352 3767-2404s9217-1806 9217 2715">
          <text:p/>
        </draw:connector>
        <draw:connector draw:style-name="gr2" draw:text-style-name="P2" draw:layer="layout" draw:type="curve" draw:line-skew="-0.627cm" svg:x1="8.6cm" svg:y1="15.237cm" svg:x2="15.838cm" svg:y2="13.9cm" draw:start-shape="id7" draw:start-glue-point="1" draw:end-shape="id8" draw:end-glue-point="0" svg:d="m8600 15237c1752 0 1460-919 2831-1441s4407-647 4407 104">
          <text:p/>
        </draw:connector>
        <draw:connector draw:style-name="gr2" draw:text-style-name="P2" draw:layer="layout" draw:type="curve" svg:x1="50.604cm" svg:y1="14.539cm" svg:x2="52.6cm" svg:y2="17.761cm" draw:start-shape="id5" draw:start-glue-point="1" draw:end-shape="id9" draw:end-glue-point="3" svg:d="m50604 14539c1497 0 499 3222 1996 3222">
          <text:p/>
        </draw:connector>
        <draw:connector draw:style-name="gr1" draw:text-style-name="P2" draw:layer="layout" draw:type="curve" draw:line-skew="-9.611cm -3.078cm" svg:x1="19.591cm" svg:y1="16.03cm" svg:x2="42.433cm" svg:y2="14.1cm" draw:start-shape="id10" draw:start-glue-point="1" draw:end-shape="id11" draw:end-glue-point="0" svg:d="m19591 16030c966 0 805-2755 6274-4579s16568-2719 16568 2649">
          <text:p/>
        </draw:connector>
        <draw:connector draw:style-name="gr2" draw:text-style-name="P2" draw:layer="layout" draw:type="curve" draw:line-skew="-7.12cm -3.248cm" svg:x1="44.695cm" svg:y1="14.562cm" svg:x2="63.588cm" svg:y2="14.85cm" draw:start-shape="id12" draw:start-glue-point="1" draw:end-shape="id4" draw:end-glue-point="0" svg:d="m44695 14562c1231 0 1026-1731 5441-3065s13452-2270 13452 3353">
          <text:p/>
        </draw:connector>
        <draw:frame draw:style-name="gr3" draw:text-style-name="P1" draw:layer="layout" svg:width="6.302cm" svg:height="2.072cm" svg:x="6.5cm" svg:y="4.5cm">
          <draw:text-box>
            <text:p text:style-name="P1"><text:span text:style-name="T1">daisy2epub</text:span></text:p>
            <text:p text:style-name="P1"><text:span text:style-name="T2">(DAISY 2.02 to ePub3)</text:span></text:p>
          </draw:text-box>
        </draw:frame>
        <draw:connector draw:style-name="gr1" draw:text-style-name="P1" draw:layer="layout" draw:type="curve" draw:line-skew="-15.333cm -2.2cm" svg:x1="8.7cm" svg:y1="14.737cm" svg:x2="42.433cm" svg:y2="14.1cm" draw:start-shape="id1" draw:start-glue-point="1" draw:end-shape="id11" draw:end-glue-point="0" svg:d="m8700 14737c550 0 458-1669 8754-2841s24979-1847 24979 2204">
          <text:p/>
        </draw:connector>
        <draw:connector draw:style-name="gr1" draw:text-style-name="P2" draw:layer="layout" draw:type="curve" draw:line-skew="-4.679cm -1.154cm" svg:x1="29.7cm" svg:y1="15.037cm" svg:x2="42.433cm" svg:y2="14.1cm" draw:start-shape="id13" draw:start-glue-point="1" draw:end-shape="id11" draw:end-glue-point="0" svg:d="m29700 15037c781 0 651-1296 3639-2151s9094-1268 9094 1214">
          <text:p/>
        </draw:connector>
        <draw:connector draw:style-name="gr2" draw:text-style-name="P1" draw:layer="layout" draw:type="curve" draw:line-skew="-6.281cm" svg:x1="19.597cm" svg:y1="15.492cm" svg:x2="35.85cm" svg:y2="13.547cm" draw:start-shape="id14" draw:start-glue-point="1" draw:end-shape="id15" draw:end-glue-point="0" svg:d="m19597 15492c706 0 588-1223 4475-1897s11778-799 11778-48">
          <text:p/>
        </draw:connector>
        <draw:custom-shape draw:style-name="gr4" draw:text-style-name="P1" draw:id="id22" draw:layer="layout" svg:width="0.5cm" svg:height="1cm" svg:x="67.1cm" svg:y="16.3cm">
          <text:p text:style-name="P1"/>
          <text:p text:style-name="P1"/>
          <text:p text:style-name="P1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21" draw:layer="layout" svg:width="0.5cm" svg:height="1cm" svg:x="59.6cm" svg:y="18.3cm">
          <text:p text:style-name="P1"/>
          <text:p text:style-name="P1"/>
          <text:p text:style-name="P1"><text:span text:style-name="T3">navigation.xht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6" draw:layer="layout" svg:width="0.5cm" svg:height="1cm" svg:x="5.9cm" svg:y="9.3cm">
          <text:p text:style-name="P1"/>
          <text:p text:style-name="P1"/>
          <text:p text:style-name="P1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8">
          <draw:custom-shape draw:style-name="gr5" draw:text-style-name="P1" draw:layer="layout" svg:width="0.5cm" svg:height="1cm" svg:x="30.5cm" svg:y="22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0.1cm" svg:y="22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0.6cm" svg:y="22.6cm">
            <text:p text:style-name="P1"/>
            <text:p text:style-name="P1"/>
            <text:p text:style-name="P1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0">
          <draw:custom-shape draw:style-name="gr5" draw:text-style-name="P1" draw:layer="layout" svg:width="0.5cm" svg:height="1cm" svg:x="22cm" svg:y="2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1.6cm" svg:y="24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2.1cm" svg:y="24.3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8">
          <draw:custom-shape draw:style-name="gr5" draw:text-style-name="P1" draw:layer="layout" svg:width="0.5cm" svg:height="1cm" svg:x="26.044cm" svg:y="6.2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5.644cm" svg:y="6.43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6.144cm" svg:y="6.532cm">
            <text:p text:style-name="P1"/>
            <text:p text:style-name="P1"/>
            <text:p text:style-name="P1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0">
          <draw:custom-shape draw:style-name="gr5" draw:text-style-name="P1" draw:layer="layout" svg:width="0.5cm" svg:height="1cm" svg:x="15.676cm" svg:y="7.4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5.276cm" svg:y="7.6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5.776cm" svg:y="7.721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1" draw:layer="layout" draw:type="line" svg:x1="6.15cm" svg:y1="10.3cm" svg:x2="6.15cm" svg:y2="13.2cm" draw:start-shape="id16" draw:start-glue-point="7" draw:end-shape="id17" draw:end-glue-point="0" svg:d="m6150 10300v2900">
          <text:p/>
        </draw:connector>
        <draw:custom-shape draw:style-name="gr7" draw:text-style-name="P3" draw:id="id19" draw:layer="layout" svg:width="3.5cm" svg:height="0.922cm" svg:x="67.6cm" svg:y="18.3cm">
          <text:p text:style-name="P1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1.1cm" svg:y1="22.95cm" svg:x2="69.35cm" svg:y2="19.222cm" draw:start-shape="id18" draw:start-glue-point="1" draw:end-shape="id19" draw:end-glue-point="2" svg:d="m31100 22950c25500 0 38250-1242 38250-3728">
          <text:p/>
        </draw:connector>
        <draw:connector draw:style-name="gr8" draw:text-style-name="P1" draw:layer="layout" draw:type="curve" svg:x1="22.6cm" svg:y1="24.65cm" svg:x2="69.35cm" svg:y2="19.222cm" draw:start-shape="id20" draw:start-glue-point="1" draw:end-shape="id19" draw:end-glue-point="2" svg:d="m22600 24650c31167 0 46750-1809 46750-5428">
          <text:p/>
        </draw:connector>
        <draw:connector draw:style-name="gr8" draw:text-style-name="P1" draw:layer="layout" draw:type="curve" svg:x1="60.1cm" svg:y1="18.8cm" svg:x2="67.6cm" svg:y2="18.761cm" draw:start-shape="id21" draw:start-glue-point="8" draw:end-shape="id19" svg:d="m60100 18800c6558 0 2808-39 7500-39">
          <text:p/>
        </draw:connector>
        <draw:connector draw:style-name="gr8" draw:text-style-name="P1" draw:layer="layout" draw:type="curve" svg:x1="67.6cm" svg:y1="16.8cm" svg:x2="69.35cm" svg:y2="18.3cm" draw:start-shape="id22" draw:start-glue-point="8" draw:end-shape="id19" svg:d="m67600 16800c1167 0 1750 500 1750 1500">
          <text:p/>
        </draw:connector>
        <draw:custom-shape draw:style-name="gr4" draw:text-style-name="P1" draw:id="id38" draw:layer="layout" svg:width="0.5cm" svg:height="1cm" svg:x="76.1cm" svg:y="22.3cm">
          <text:p text:style-name="P1"/>
          <text:p text:style-name="P1"/>
          <text:p text:style-name="P1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type="curve" svg:x1="29.706cm" svg:y1="14.615cm" svg:x2="33.1cm" svg:y2="14.359cm" draw:start-shape="id23" draw:start-glue-point="1" svg:d="m29706 14615c2922 0 1225-256 3394-256">
          <text:p/>
        </draw:connector>
        <draw:g draw:id="id33">
          <draw:custom-shape draw:style-name="gr5" draw:text-style-name="P1" draw:layer="layout" svg:width="0.5cm" svg:height="1cm" svg:x="35.717cm" svg:y="4.4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5.317cm" svg:y="4.6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5.817cm" svg:y="4.764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curve" draw:line-skew="-2.797cm -0.73cm" svg:x1="38.508cm" svg:y1="14.209cm" svg:x2="48.352cm" svg:y2="14.078cm" draw:start-shape="id24" draw:start-glue-point="1" draw:end-shape="id5" draw:end-glue-point="0" svg:d="m38508 14209c1498 0 1248-681 3335-1176s6509-801 6509 1045">
          <text:p/>
        </draw:connector>
        <draw:g draw:id="id25">
          <draw:custom-shape draw:style-name="gr5" draw:text-style-name="P1" draw:layer="layout" svg:width="0.5cm" svg:height="1cm" svg:x="39.5cm" svg:y="20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39.1cm" svg:y="20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39.6cm" svg:y="20.6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>*.mp3, *.jpg, 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8" draw:text-style-name="P1" draw:layer="layout" draw:type="curve" svg:x1="40.1cm" svg:y1="20.95cm" svg:x2="69.35cm" svg:y2="19.222cm" draw:start-shape="id25" draw:start-glue-point="1" draw:end-shape="id19" draw:end-glue-point="2" svg:d="m40100 20950c19500 0 29250-576 29250-1728">
          <text:p/>
        </draw:connector>
        <draw:connector draw:style-name="gr9" draw:text-style-name="P1" draw:layer="layout" draw:type="curve" draw:line-skew="-11.662cm -1.87cm" svg:x1="8.706cm" svg:y1="14.215cm" svg:x2="35.85cm" svg:y2="13.547cm" draw:start-shape="id26" draw:start-glue-point="1" draw:end-shape="id15" draw:end-glue-point="0" svg:d="m8706 14215c802 0 668-1520 7254-2576s19890-1648 19890 1908">
          <text:p/>
        </draw:connector>
        <draw:connector draw:style-name="gr10" draw:text-style-name="P1" draw:layer="layout" draw:type="curve" svg:x1="29.709cm" svg:y1="14.162cm" svg:x2="30.6cm" svg:y2="22.3cm" draw:start-shape="id27" draw:start-glue-point="1" draw:end-shape="id18" draw:end-glue-point="0" svg:d="m29709 14162c594 0 891 2712 891 8138">
          <text:p/>
        </draw:connector>
        <draw:connector draw:style-name="gr6" draw:text-style-name="P1" draw:layer="layout" draw:type="curve" svg:x1="26.144cm" svg:y1="7.532cm" svg:x2="26.154cm" svg:y2="13.278cm" draw:start-shape="id28" draw:start-glue-point="2" draw:end-shape="id29" svg:d="m26144 7532c0 4639 10 1767 10 5746">
          <text:p/>
        </draw:connector>
        <draw:connector draw:style-name="gr6" draw:text-style-name="P1" draw:layer="layout" draw:type="line" svg:x1="15.776cm" svg:y1="8.721cm" svg:x2="15.895cm" svg:y2="13.9cm" draw:start-shape="id30" draw:start-glue-point="2" draw:end-shape="id2" draw:end-glue-point="0" svg:d="m15776 8721 119 5179">
          <text:p/>
        </draw:connector>
        <draw:g draw:id="id2">
          <draw:custom-shape draw:style-name="gr7" draw:text-style-name="P5" draw:id="id8" draw:layer="layout" svg:width="7.295cm" svg:height="3cm" svg:x="12.191cm" svg:y="13.9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1" draw:text-style-name="P6" draw:id="id31" draw:layer="layout" svg:width="3.4cm" svg:height="0.753cm" svg:x="16.151cm" svg:y="16.169cm">
            <draw:text-box>
              <text:p><text:span text:style-name="T3">spine-manifest</text:span></text:p>
            </draw:text-box>
          </draw:frame>
          <draw:frame draw:style-name="gr12" draw:text-style-name="P6" draw:id="id10" draw:layer="layout" svg:width="2.372cm" svg:height="0.753cm" svg:x="17.219cm" svg:y="15.654cm">
            <draw:text-box>
              <text:p><text:span text:style-name="T3">metadata</text:span></text:p>
            </draw:text-box>
          </draw:frame>
          <draw:frame draw:style-name="gr13" draw:text-style-name="P6" draw:id="id34" draw:layer="layout" svg:width="3.449cm" svg:height="0.752cm" svg:x="16.151cm" svg:y="14.546cm">
            <draw:text-box>
              <text:p><text:span text:style-name="T3">store-complete</text:span></text:p>
            </draw:text-box>
          </draw:frame>
          <draw:frame draw:style-name="gr14" draw:text-style-name="P7" draw:id="id32" draw:layer="layout" svg:width="2.195cm" svg:height="0.752cm" svg:x="17.396cm" svg:y="14.027cm">
            <draw:text-box>
              <text:p><text:span text:style-name="T5">manifest</text:span></text:p>
            </draw:text-box>
          </draw:frame>
          <draw:frame draw:style-name="gr15" draw:text-style-name="P6" draw:id="id14" draw:layer="layout" svg:width="4.062cm" svg:height="0.753cm" svg:x="15.535cm" svg:y="15.116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svg:x1="19.551cm" svg:y1="16.545cm" svg:x2="22.6cm" svg:y2="14.339cm" draw:start-shape="id31" draw:start-glue-point="1" draw:end-shape="id29" svg:d="m19551 16545c2287 0 763-2206 3049-2206">
          <text:p/>
        </draw:connector>
        <draw:connector draw:style-name="gr2" draw:text-style-name="P1" draw:layer="layout" draw:type="curve" draw:line-skew="-12.177cm -3.382cm" svg:x1="19.591cm" svg:y1="14.403cm" svg:x2="48.352cm" svg:y2="14.078cm" draw:start-shape="id32" draw:start-glue-point="1" draw:end-shape="id5" draw:end-glue-point="0" svg:d="m19591 14403c1617 0 1347-2104 8133-3642s20628-2507 20628 3317">
          <text:p/>
        </draw:connector>
        <draw:g draw:id="id29">
          <draw:custom-shape draw:style-name="gr7" draw:text-style-name="P5" draw:layer="layout" svg:width="7cm" svg:height="2.122cm" svg:x="22.6cm" svg:y="13.278cm">
            <text:p text:style-name="P4"><text:span text:style-name="T4"/></text:p>
            <text:p text:style-name="P4"><text:span text:style-name="T4">cont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6" draw:text-style-name="P6" draw:id="id13" draw:layer="layout" svg:width="2.276cm" svg:height="0.725cm" svg:x="27.424cm" svg:y="14.675cm">
            <draw:text-box>
              <text:p><text:span text:style-name="T3">metadata</text:span></text:p>
            </draw:text-box>
          </draw:frame>
          <draw:frame draw:style-name="gr16" draw:text-style-name="P6" draw:id="id27" draw:layer="layout" svg:width="3.309cm" svg:height="0.725cm" svg:x="26.4cm" svg:y="13.8cm">
            <draw:text-box>
              <text:p><text:span text:style-name="T3">store-complete</text:span></text:p>
            </draw:text-box>
          </draw:frame>
          <draw:frame draw:style-name="gr16" draw:text-style-name="P7" draw:id="id37" draw:layer="layout" svg:width="2.106cm" svg:height="0.725cm" svg:x="27.594cm" svg:y="13.3cm">
            <draw:text-box>
              <text:p><text:span text:style-name="T5">manifest</text:span></text:p>
            </draw:text-box>
          </draw:frame>
          <draw:frame draw:style-name="gr17" draw:text-style-name="P6" draw:id="id23" draw:layer="layout" svg:width="3.897cm" svg:height="0.725cm" svg:x="25.809cm" svg:y="14.253cm">
            <draw:text-box>
              <text:p><text:span text:style-name="T3">resource-manifest</text:span></text:p>
            </draw:text-box>
          </draw:frame>
        </draw:g>
        <draw:g>
          <draw:custom-shape draw:style-name="gr7" draw:text-style-name="P5" draw:id="id17" draw:layer="layout" svg:width="5.1cm" svg:height="2.6cm" svg:x="3.6cm" svg:y="13.2cm">
            <text:p text:style-name="P4"><text:span text:style-name="T4"/></text:p>
            <text:p text:style-name="P4"><text:span text:style-name="T4">ncc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6" draw:text-style-name="P6" draw:id="id1" draw:layer="layout" svg:width="2.276cm" svg:height="0.725cm" svg:x="6.424cm" svg:y="14.375cm">
            <draw:text-box>
              <text:p><text:span text:style-name="T3">metadata</text:span></text:p>
            </draw:text-box>
          </draw:frame>
          <draw:frame draw:style-name="gr17" draw:text-style-name="P6" draw:id="id26" draw:layer="layout" svg:width="3.897cm" svg:height="0.725cm" svg:x="4.809cm" svg:y="13.853cm">
            <draw:text-box>
              <text:p><text:span text:style-name="T3">resource-manifest</text:span></text:p>
            </draw:text-box>
          </draw:frame>
          <draw:frame draw:style-name="gr16" draw:text-style-name="P6" draw:id="id42" draw:layer="layout" svg:width="1.162cm" svg:height="0.725cm" svg:x="7.438cm" svg:y="13.3cm">
            <draw:text-box>
              <text:p><text:span text:style-name="T3">ncc</text:span></text:p>
            </draw:text-box>
          </draw:frame>
          <draw:frame draw:style-name="gr16" draw:text-style-name="P6" draw:id="id7" draw:layer="layout" svg:width="1.256cm" svg:height="0.725cm" svg:x="7.344cm" svg:y="14.875cm">
            <draw:text-box>
              <text:p><text:span text:style-name="T3">flow</text:span></text:p>
            </draw:text-box>
          </draw:frame>
        </draw:g>
        <draw:connector draw:style-name="gr6" draw:text-style-name="P1" draw:layer="layout" draw:type="curve" svg:x1="35.817cm" svg:y1="5.764cm" svg:x2="35.85cm" svg:y2="13.547cm" draw:start-shape="id33" svg:d="m35817 5764c0 7051 33 3160 33 7783">
          <text:p/>
        </draw:connector>
        <draw:connector draw:style-name="gr8" draw:text-style-name="P1" draw:layer="layout" draw:type="curve" svg:x1="19.6cm" svg:y1="14.922cm" svg:x2="22.1cm" svg:y2="24cm" draw:start-shape="id34" draw:start-glue-point="1" draw:end-shape="id20" draw:end-glue-point="0" svg:d="m19600 14922c1667 0 2500 3026 2500 9078">
          <text:p/>
        </draw:connector>
        <draw:connector draw:style-name="gr8" draw:text-style-name="P1" draw:layer="layout" draw:type="curve" svg:x1="66.509cm" svg:y1="15.337cm" svg:x2="67.35cm" svg:y2="16.3cm" draw:start-shape="id35" draw:start-glue-point="1" draw:end-shape="id22" draw:end-glue-point="5" svg:d="m66509 15337c561 0 841 321 841 963">
          <text:p/>
        </draw:connector>
        <draw:g draw:id="id15">
          <draw:custom-shape draw:style-name="gr7" draw:text-style-name="P5" draw:layer="layout" svg:width="5.5cm" svg:height="1.6cm" svg:x="33.1cm" svg:y="13.547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8" draw:text-style-name="P8" draw:id="id36" draw:layer="layout" svg:width="3.721cm" svg:height="0.725cm" svg:x="34.797cm" svg:y="14.347cm">
            <draw:text-box>
              <text:p><text:span text:style-name="T6">store-complete</text:span></text:p>
            </draw:text-box>
          </draw:frame>
          <draw:frame draw:style-name="gr19" draw:text-style-name="P9" draw:id="id24" draw:layer="layout" svg:width="2.368cm" svg:height="0.725cm" svg:x="36.14cm" svg:y="13.847cm">
            <draw:text-box>
              <text:p><text:span text:style-name="T7">manifest</text:span></text:p>
            </draw:text-box>
          </draw:frame>
        </draw:g>
        <draw:connector draw:style-name="gr8" draw:text-style-name="P1" draw:layer="layout" draw:type="curve" svg:x1="38.518cm" svg:y1="14.709cm" svg:x2="39.6cm" svg:y2="20.3cm" draw:start-shape="id36" draw:start-glue-point="1" draw:end-shape="id25" draw:end-glue-point="0" svg:d="m38518 14709c722 0 1082 1863 1082 5591">
          <text:p/>
        </draw:connector>
        <draw:g draw:id="id5">
          <draw:custom-shape draw:style-name="gr7" draw:text-style-name="P5" draw:layer="layout" svg:width="4.504cm" svg:height="0.922cm" svg:x="46.1cm" svg:y="14.078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0" draw:text-style-name="P7" draw:layer="layout" svg:width="1.733cm" svg:height="0.725cm" svg:x="48.803cm" svg:y="14.178cm">
            <draw:text-box>
              <text:p><text:span text:style-name="T5">result</text:span></text:p>
            </draw:text-box>
          </draw:frame>
        </draw:g>
        <draw:g draw:id="id9">
          <draw:custom-shape draw:style-name="gr7" draw:text-style-name="P5" draw:layer="layout" svg:width="4.5cm" svg:height="0.922cm" svg:x="52.6cm" svg:y="17.3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1" draw:text-style-name="P7" draw:id="id3" draw:layer="layout" svg:width="1.732cm" svg:height="0.725cm" svg:x="55.3cm" svg:y="17.4cm">
            <draw:text-box>
              <text:p><text:span text:style-name="T5">result</text:span></text:p>
            </draw:text-box>
          </draw:frame>
        </draw:g>
        <draw:g draw:id="id4">
          <draw:custom-shape draw:style-name="gr7" draw:text-style-name="P5" draw:id="id6" draw:layer="layout" svg:width="6.024cm" svg:height="0.95cm" svg:x="60.576cm" svg:y="14.8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6" draw:text-style-name="P8" draw:id="id35" draw:layer="layout" svg:width="3.309cm" svg:height="0.725cm" svg:x="63.2cm" svg:y="14.975cm">
            <draw:text-box>
              <text:p><text:span text:style-name="T6">store-complete</text:span></text:p>
            </draw:text-box>
          </draw:frame>
        </draw:g>
        <draw:g draw:id="id11">
          <draw:custom-shape draw:style-name="gr7" draw:text-style-name="P5" draw:layer="layout" svg:width="4.666cm" svg:height="0.922cm" svg:x="40.1cm" svg:y="14.1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2" draw:text-style-name="P7" draw:id="id12" draw:layer="layout" svg:width="1.795cm" svg:height="0.725cm" svg:x="42.9cm" svg:y="14.2cm">
            <draw:text-box>
              <text:p><text:span text:style-name="T5">result</text:span></text:p>
            </draw:text-box>
          </draw:frame>
        </draw:g>
        <draw:connector draw:style-name="gr2" draw:text-style-name="P1" draw:layer="layout" draw:type="curve" draw:line-skew="-7.631cm -2.136cm" svg:x1="29.7cm" svg:y1="13.662cm" svg:x2="48.352cm" svg:y2="14.078cm" draw:start-shape="id37" draw:start-glue-point="1" draw:end-shape="id5" draw:end-glue-point="0" svg:d="m29700 13662c853 0 711-1111 5160-1996s13492-1543 13492 2412">
          <text:p/>
        </draw:connector>
        <draw:custom-shape draw:style-name="gr4" draw:text-style-name="P1" draw:id="id39" draw:layer="layout" svg:width="0.5cm" svg:height="1cm" svg:x="74.1cm" svg:y="20.3cm">
          <text:p text:style-name="P1"/>
          <text:p text:style-name="P1"/>
          <text:p text:style-name="P1"><text:span text:style-name="T3">container.x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40" draw:layer="layout" svg:width="0.5cm" svg:height="1cm" svg:x="71.6cm" svg:y="20.3cm">
          <text:p text:style-name="P1"/>
          <text:p text:style-name="P1"/>
          <text:p text:style-name="P1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1" draw:layer="layout" draw:type="curve" svg:x1="71.1cm" svg:y1="18.761cm" svg:x2="76.35cm" svg:y2="22.3cm" draw:start-shape="id19" draw:start-glue-point="1" draw:end-shape="id38" draw:end-glue-point="5" svg:d="m71100 18761c3500 0 5250 1179 5250 3539">
          <text:p/>
        </draw:connector>
        <draw:connector draw:style-name="gr8" draw:text-style-name="P1" draw:layer="layout" draw:type="curve" svg:x1="71.1cm" svg:y1="18.761cm" svg:x2="74.35cm" svg:y2="20.3cm" draw:start-shape="id19" draw:start-glue-point="1" draw:end-shape="id39" draw:end-glue-point="5" svg:d="m71100 18761c2167 0 3250 513 3250 1539">
          <text:p/>
        </draw:connector>
        <draw:connector draw:style-name="gr8" draw:text-style-name="P1" draw:layer="layout" draw:type="curve" svg:x1="71.1cm" svg:y1="18.761cm" svg:x2="71.85cm" svg:y2="20.3cm" draw:start-shape="id19" draw:start-glue-point="1" draw:end-shape="id40" draw:end-glue-point="5" svg:d="m71100 18761c500 0 750 513 750 1539">
          <text:p/>
        </draw:connector>
        <draw:connector draw:style-name="gr1" draw:text-style-name="P1" draw:layer="layout" draw:type="curve" draw:line-skew="-6.048cm -0.444cm" svg:x1="8.7cm" svg:y1="14.737cm" svg:x2="26.154cm" svg:y2="13.278cm" draw:start-shape="id1" draw:start-glue-point="1" draw:end-shape="id29" draw:end-glue-point="0" svg:d="m8700 14737c1353 0 1127-1202 5152-1921s12302-955 12302 462">
          <text:p/>
        </draw:connector>
        <draw:connector draw:style-name="gr8" draw:text-style-name="P1" draw:layer="layout" draw:type="curve" svg:x1="59.109cm" svg:y1="14.05cm" svg:x2="59.85cm" svg:y2="18.3cm" draw:start-shape="id41" draw:start-glue-point="1" draw:end-shape="id21" draw:end-glue-point="5" svg:d="m59109 14050c494 0 741 1416 741 4250">
          <text:p/>
        </draw:connector>
        <draw:custom-shape draw:style-name="gr23" draw:text-style-name="P4" draw:layer="layout" svg:width="4cm" svg:height="1.5cm" svg:x="3.6cm" svg:y="19.1cm">
          <text:p text:style-name="P4"><text:span text:style-name="T8">&lt;html/&gt;</text:span></text:p>
          <text:p text:style-name="P1"><text:span text:style-name="T3">ncc2flow-manifest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4cm" svg:height="1.5cm" svg:x="52.6cm" svg:y="15cm">
          <text:p text:style-name="P4"><text:span text:style-name="T8">&lt;html/&gt;</text:span></text:p>
          <text:p text:style-name="P1"><text:span text:style-name="T3">ncc2navigation</text:span></text:p>
          <text:p text:style-name="P10"><text:span text:style-name="T8">&lt;xhtml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cm" svg:height="1.5cm" svg:x="3.6cm" svg:y="15.9cm">
          <text:p text:style-name="P4"><text:span text:style-name="T8">&lt;html/&gt;</text:span></text:p>
          <text:p text:style-name="P1"><text:span text:style-name="T3">ncc2resources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cm" svg:height="1.5cm" svg:x="3.6cm" svg:y="17.5cm">
          <text:p text:style-name="P4"><text:span text:style-name="T8">&lt;html/&gt;</text:span></text:p>
          <text:p text:style-name="P1"><text:span text:style-name="T3">ncc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3" draw:layer="layout" svg:width="7.4cm" svg:height="1.5cm" svg:x="12.2cm" svg:y="17cm">
          <text:p text:style-name="P4"><text:span text:style-name="T8">&lt;smil/&gt;</text:span></text:p>
          <text:p text:style-name="P1"><text:span text:style-name="T3">smil2media-overlay</text:span></text:p>
          <text:p text:style-name="P10"><text:span text:style-name="T8">&lt;smil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4" draw:layer="layout" svg:width="7.4cm" svg:height="1.5cm" svg:x="13.6cm" svg:y="18.6cm">
          <text:p text:style-name="P4"><text:span text:style-name="T8">&lt;smil/&gt;</text:span></text:p>
          <text:p text:style-name="P1"><text:span text:style-name="T3">media-overlay2resources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5" draw:layer="layout" svg:width="7.4cm" svg:height="1.5cm" svg:x="13.6cm" svg:y="20.2cm">
          <text:p text:style-name="P4"><text:span text:style-name="T8">&lt;smil/&gt;</text:span></text:p>
          <text:p text:style-name="P1"><text:span text:style-name="T3">media-overlay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6" draw:layer="layout" svg:width="7.4cm" svg:height="1.5cm" svg:x="13.6cm" svg:y="21.8cm">
          <text:p text:style-name="P4"><text:span text:style-name="T8">&lt;smil/&gt;</text:span></text:p>
          <text:p text:style-name="P1"><text:span text:style-name="T3">media-overlay2reverse-media-overlay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7" draw:layer="layout" svg:width="6cm" svg:height="1.5cm" svg:x="15cm" svg:y="23.4cm">
          <text:p text:style-name="P4"><text:span text:style-name="T8">&lt;c:manifest/&gt;</text:span></text:p>
          <text:p text:style-name="P1"><text:span text:style-name="T3">manifest2spine</text:span></text:p>
          <text:p text:style-name="P10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id="id48" draw:layer="layout" svg:width="4cm" svg:height="1.5cm" svg:x="22.6cm" svg:y="15.5cm">
          <text:p text:style-name="P4"><text:span text:style-name="T8">&lt;xhtml/&gt;</text:span></text:p>
          <text:p text:style-name="P1"><text:span text:style-name="T3">xhtml2content</text:span></text:p>
          <text:p text:style-name="P10"><text:span text:style-name="T8">&lt;xhtml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id="id49" draw:layer="layout" svg:width="4cm" svg:height="1.5cm" svg:x="24.6cm" svg:y="17.1cm">
          <text:p text:style-name="P4"><text:span text:style-name="T8">&lt;xhtml/&gt;</text:span></text:p>
          <text:p text:style-name="P1"><text:span text:style-name="T3">content2resources</text:span></text:p>
          <text:p text:style-name="P10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id="id50" draw:layer="layout" svg:width="4cm" svg:height="1.5cm" svg:x="24.6cm" svg:y="18.7cm">
          <text:p text:style-name="P4"><text:span text:style-name="T8">&lt;xhtml/&gt;</text:span></text:p>
          <text:p text:style-name="P1"><text:span text:style-name="T3">content2metadata</text:span></text:p>
          <text:p text:style-name="P10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.5cm" svg:height="1.5cm" svg:x="33.1cm" svg:y="15.3cm">
          <text:p text:style-name="P4"><text:span text:style-name="T8">&lt;c:manifest/&gt;</text:span></text:p>
          <text:p text:style-name="P1"><text:span text:style-name="T3">resources-manifest-cleanup</text:span></text:p>
          <text:p text:style-name="P10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687cm" svg:height="1.5cm" svg:x="40.1cm" svg:y="15.2cm">
          <text:p text:style-name="P4"><text:span text:style-name="T8">&lt;c:metadata/&gt;</text:span></text:p>
          <text:p text:style-name="P1"><text:span text:style-name="T3">metadata2opf-metadata</text:span></text:p>
          <text:p text:style-name="P10"><text:span text:style-name="T8">&lt;opf:metadat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.5cm" svg:x="46.1cm" svg:y="15.1cm">
          <text:p text:style-name="P4"><text:span text:style-name="T8">&lt;c:manifest/&gt;</text:span></text:p>
          <text:p text:style-name="P1"><text:span text:style-name="T3">manifest2opf-manifest</text:span></text:p>
          <text:p text:style-name="P10"><text:span text:style-name="T8">&lt;opf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.5cm" svg:x="52.6cm" svg:y="18.4cm">
          <text:p text:style-name="P4"><text:span text:style-name="T8">&lt;c:manifest/&gt;</text:span></text:p>
          <text:p text:style-name="P1"><text:span text:style-name="T3">manifest2opf-spine</text:span></text:p>
          <text:p text:style-name="P10"><text:span text:style-name="T8">&lt;opf:spine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6cm" svg:height="0.922cm" svg:x="69.1cm" svg:y="8.8cm">
            <text:p text:style-name="P1"><text:span text:style-name="T4">XProc</text:span>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1" draw:layer="layout" svg:width="6cm" svg:height="1cm" svg:x="69.1cm" svg:y="9.822cm">
          <text:p text:style-name="P1"><text:span text:style-name="T9">XS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9.1cm" svg:y1="11.222cm" svg:x2="75.1cm" svg:y2="11.222cm">
          <text:p text:style-name="P1"/>
          <text:p text:style-name="P1">metadata</text:p>
        </draw:line>
        <draw:line draw:style-name="gr25" draw:text-style-name="P4" draw:layer="layout" svg:x1="69.1cm" svg:y1="12.222cm" svg:x2="75.1cm" svg:y2="12.222cm">
          <text:p text:style-name="P4"/>
          <text:p text:style-name="P4">p:store-dependency</text:p>
        </draw:line>
        <draw:line draw:style-name="gr26" draw:text-style-name="P4" draw:layer="layout" svg:x1="69.1cm" svg:y1="13.222cm" svg:x2="75.1cm" svg:y2="13.222cm">
          <text:p text:style-name="P4"/>
          <text:p text:style-name="P4">p:load/p:http-request</text:p>
        </draw:line>
        <draw:line draw:style-name="gr27" draw:text-style-name="P4" draw:layer="layout" svg:x1="69.1cm" svg:y1="14.122cm" svg:x2="75.1cm" svg:y2="14.122cm">
          <text:p text:style-name="P4"/>
          <text:p text:style-name="P4">other</text:p>
        </draw:line>
        <draw:g draw:id="id41">
          <draw:custom-shape draw:style-name="gr7" draw:text-style-name="P5" draw:layer="layout" svg:width="6.509cm" svg:height="1.5cm" svg:x="52.6cm" svg:y="13.3cm">
            <text:p text:style-name="P4"><text:span text:style-name="T4"/></text:p>
            <text:p text:style-name="P4"><text:span text:style-name="T4">navigation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28" draw:text-style-name="P6" draw:layer="layout" svg:width="3.309cm" svg:height="0.725cm" svg:x="55.8cm" svg:y="13.723cm">
            <draw:text-box>
              <text:p><text:span text:style-name="T3">store-complete</text:span></text:p>
            </draw:text-box>
          </draw:frame>
        </draw:g>
        <draw:connector draw:style-name="gr2" draw:text-style-name="P1" draw:layer="layout" draw:type="curve" svg:x1="50.604cm" svg:y1="14.539cm" svg:x2="52.6cm" svg:y2="14.05cm" draw:start-shape="id5" draw:start-glue-point="1" draw:end-shape="id41" draw:end-glue-point="3" svg:d="m50604 14539c1497 0 499-489 1996-489">
          <text:p/>
        </draw:connector>
        <draw:connector draw:style-name="gr2" draw:text-style-name="P1" draw:layer="layout" draw:type="curve" draw:line-skew="-21.487cm -3.536cm" svg:x1="8.6cm" svg:y1="13.662cm" svg:x2="55.854cm" svg:y2="13.3cm" draw:start-shape="id42" draw:start-glue-point="1" draw:end-shape="id41" draw:end-glue-point="0" svg:d="m8600 13662c769 0 641-2200 12262-3804s34992-2613 34992 3442">
          <text:p/>
        </draw:connector>
        <draw:connector draw:style-name="gr2" draw:text-style-name="P1" draw:layer="layout" svg:x1="12.2cm" svg:y1="17.75cm" svg:x2="13.6cm" svg:y2="19.35cm" draw:start-shape="id43" draw:end-shape="id44" draw:end-glue-point="3" svg:d="m12200 17750h-501v1600h1901">
          <text:p/>
        </draw:connector>
        <draw:connector draw:style-name="gr2" draw:text-style-name="P1" draw:layer="layout" svg:x1="12.2cm" svg:y1="17.75cm" svg:x2="13.6cm" svg:y2="20.95cm" draw:start-shape="id43" draw:end-shape="id45" draw:end-glue-point="3" svg:d="m12200 17750h-501v3200h1901">
          <text:p/>
        </draw:connector>
        <draw:connector draw:style-name="gr2" draw:text-style-name="P1" draw:layer="layout" svg:x1="12.2cm" svg:y1="17.75cm" svg:x2="13.6cm" svg:y2="22.55cm" draw:start-shape="id43" draw:end-shape="id46" draw:end-glue-point="3" svg:d="m12200 17750h-501v4800h1901">
          <text:p/>
        </draw:connector>
        <draw:connector draw:style-name="gr2" draw:text-style-name="P1" draw:layer="layout" svg:x1="13.6cm" svg:y1="22.55cm" svg:x2="15cm" svg:y2="24.15cm" draw:start-shape="id46" draw:end-shape="id47" draw:end-glue-point="3" svg:d="m13600 22550h-501v1600h1901">
          <text:p/>
        </draw:connector>
        <draw:connector draw:style-name="gr2" draw:text-style-name="P1" draw:layer="layout" svg:x1="22.6cm" svg:y1="16.25cm" svg:x2="24.6cm" svg:y2="17.85cm" draw:start-shape="id48" draw:end-shape="id49" draw:end-glue-point="3" svg:d="m22600 16250h-501v1600h2501">
          <text:p/>
        </draw:connector>
        <draw:connector draw:style-name="gr2" draw:text-style-name="P1" draw:layer="layout" svg:x1="22.6cm" svg:y1="16.25cm" svg:x2="24.6cm" svg:y2="19.45cm" draw:start-shape="id48" draw:end-shape="id50" draw:end-glue-point="3" svg:d="m22600 16250h-501v3200h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29T13:05:45</dc:date>
    <dc:creator>Jostein Jacobsen</dc:creator>
    <meta:editing-duration>PT25H02M12S</meta:editing-duration>
    <meta:editing-cycles>184</meta:editing-cycles>
    <meta:generator>OpenOffice.org/3.2$Unix OpenOffice.org_project/320m19$Build-9505</meta:generator>
    <meta:printed-by>Jostein Jacobsen</meta:printed-by>
    <meta:print-date>2011-03-29T13:04:55</meta:print-date>
    <meta:document-statistic meta:object-count="135"/>
  </office:meta>
</office:document-meta>
</file>